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2300dc" draw:textarea-horizontal-align="justify" draw:textarea-vertical-align="middle" draw:auto-grow-height="false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ffff" draw:textarea-horizontal-align="justify" draw:textarea-vertical-align="middle" draw:auto-grow-height="false" style:run-through="foreground"/>
    </style:style>
    <style:style style:name="gr6" style:family="graphic">
      <style:graphic-properties draw:textarea-horizontal-align="center" draw:textarea-vertical-align="middle" style:run-through="foreground"/>
    </style:style>
    <style:style style:name="gr7" style:family="graphic">
      <style:graphic-properties draw:fill="solid" draw:fill-color="#2300d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8" draw:style-name="gr4"><draw:custom-shape draw:style-name="gr5" draw:text-style-name="P1" svg:width="0.1043in" svg:height="0.1043in" svg:x="3.6634in" svg:y="1.919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1" svg:x1="3.6634in" svg:y1="1.9717in" svg:x2="3.5299in" svg:y2="1.8634in"><text:p/></draw:line><draw:line draw:style-name="gr6" draw:text-style-name="P1" svg:x1="3.6634in" svg:y1="1.9717in" svg:x2="3.5299in" svg:y2="1.9717in"><text:p/></draw:line><draw:line draw:style-name="gr6" draw:text-style-name="P1" svg:x1="3.6634in" svg:y1="1.9717in" svg:x2="3.5299in" svg:y2="2.1043in"><text:p/></draw:line></draw:g><draw:g text:anchor-type="paragraph" draw:z-index="18" draw:style-name="gr4"><draw:custom-shape draw:style-name="gr5" draw:text-style-name="P1" svg:width="0.1043in" svg:height="0.1043in" draw:transform="rotate (-3.14159265358979) translate (2.38611111111111in 2.04236111111111in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1" svg:x1="2.3862in" svg:y1="1.9902in" svg:x2="2.5197in" svg:y2="2.0984in"><text:p/></draw:line><draw:line draw:style-name="gr6" draw:text-style-name="P1" svg:x1="2.3862in" svg:y1="1.9902in" svg:x2="2.5197in" svg:y2="1.9902in"><text:p/></draw:line><draw:line draw:style-name="gr6" draw:text-style-name="P1" svg:x1="2.3862in" svg:y1="1.9902in" svg:x2="2.5197in" svg:y2="1.8575in"><text:p/></draw:line></draw:g><draw:g text:anchor-type="paragraph" draw:z-index="19" draw:style-name="gr4"><draw:custom-shape draw:style-name="gr5" draw:text-style-name="P1" svg:width="0.1043in" svg:height="0.1043in" draw:transform="rotate (-3.14159265358979) translate (1.25208333333333in 3.18958333333333in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1" svg:x1="1.2528in" svg:y1="3.1374in" svg:x2="1.3862in" svg:y2="3.2457in"><text:p/></draw:line><draw:line draw:style-name="gr6" draw:text-style-name="P1" svg:x1="1.2528in" svg:y1="3.1374in" svg:x2="1.3862in" svg:y2="3.1374in"><text:p/></draw:line><draw:line draw:style-name="gr6" draw:text-style-name="P1" svg:x1="1.2528in" svg:y1="3.137in" svg:x2="1.3862in" svg:y2="3.0043in"><text:p/></draw:line></draw:g><draw:g text:anchor-type="paragraph" draw:z-index="24" draw:style-name="gr4"><draw:custom-shape draw:style-name="gr5" draw:text-style-name="P1" svg:width="0.1043in" svg:height="0.1043in" svg:x="2.5291in" svg:y="3.060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1" svg:x1="2.5291in" svg:y1="3.1126in" svg:x2="2.3957in" svg:y2="3.0043in"><text:p/></draw:line><draw:line draw:style-name="gr6" draw:text-style-name="P1" svg:x1="2.5291in" svg:y1="3.1126in" svg:x2="2.3957in" svg:y2="3.1126in"><text:p/></draw:line><draw:line draw:style-name="gr6" draw:text-style-name="P1" svg:x1="2.5291in" svg:y1="3.1126in" svg:x2="2.3957in" svg:y2="3.2453in"><text:p/></draw:line></draw:g><draw:g text:anchor-type="paragraph" draw:z-index="28" draw:style-name="gr4"><draw:custom-shape draw:style-name="gr5" draw:text-style-name="P1" svg:width="0.1043in" svg:height="0.1043in" svg:x="4.5445in" svg:y="0.74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1" svg:x1="4.5445in" svg:y1="0.7969in" svg:x2="4.411in" svg:y2="0.6886in"><text:p/></draw:line><draw:line draw:style-name="gr6" draw:text-style-name="P1" svg:x1="4.5445in" svg:y1="0.7969in" svg:x2="4.411in" svg:y2="0.7969in"><text:p/></draw:line><draw:line draw:style-name="gr6" draw:text-style-name="P1" svg:x1="4.5445in" svg:y1="0.7969in" svg:x2="4.411in" svg:y2="0.9295in"><text:p/></draw:line></draw:g><draw:rect text:anchor-type="paragraph" draw:z-index="0" draw:style-name="gr1" draw:text-style-name="P1" svg:width="1.0106in" svg:height="0.3961in" svg:x="1.3854in" svg:y="2.9264in"><text:p text:style-name="P1">Race</text:p></draw:rect><draw:rect text:anchor-type="paragraph" draw:z-index="1" draw:style-name="gr1" draw:text-style-name="P1" svg:width="1.0106in" svg:height="0.3961in" svg:x="3.4008in" svg:y="0.5984in"><text:p text:style-name="P1">Driver</text:p></draw:rect><draw:rect text:anchor-type="paragraph" draw:z-index="2" draw:style-name="gr1" draw:text-style-name="P1" svg:width="1.0106in" svg:height="0.3961in" svg:x="5.2756in" svg:y="0.5984in"><text:p text:style-name="P1">Team</text:p></draw:rect><draw:rect text:anchor-type="paragraph" draw:z-index="3" draw:style-name="gr1" draw:text-style-name="P1" svg:width="1.0106in" svg:height="0.3961in" svg:x="2.5181in" svg:y="1.7799in"><text:p text:style-name="P1">Race Record</text:p></draw:rect><draw:rect text:anchor-type="paragraph" draw:z-index="4" draw:style-name="gr1" draw:text-style-name="P1" svg:width="1.0106in" svg:height="0.3961in" svg:x="0.028in" svg:y="0.5984in"><text:p text:style-name="P1">Circuit</text:p></draw:rect><draw:line text:anchor-type="paragraph" draw:z-index="7" draw:style-name="gr3" draw:text-style-name="P1" svg:x1="5.1866in" svg:y1="0.7965in" svg:x2="5.2756in" svg:y2="0.7965in"><text:p/></draw:line><draw:custom-shape text:anchor-type="paragraph" draw:z-index="6" draw:style-name="gr2" draw:text-style-name="P1" svg:width="0.1043in" svg:height="0.1043in" svg:x="5.0862in" svg:y="0.7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style-name="gr7" draw:text-style-name="P1" svg:width="0.1043in" svg:height="0.1043in" svg:x="1.8382in" svg:y="2.71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style-name="gr7" draw:text-style-name="P1" svg:width="0.1043in" svg:height="0.1043in" svg:x="3.8535in" svg:y="1.13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style-name="gr3" draw:text-style-name="P1" svg:x1="3.9055in" svg:y1="1.1382in" svg:x2="3.9055in" svg:y2="0.9945in"><text:p/></draw:line><draw:line text:anchor-type="paragraph" draw:z-index="12" draw:style-name="gr3" draw:text-style-name="P1" svg:x1="3.9035in" svg:y1="1.2425in" svg:x2="3.9063in" svg:y2="1.9661in"><text:p/></draw:line><draw:line text:anchor-type="paragraph" draw:z-index="13" draw:style-name="gr3" draw:text-style-name="P1" svg:x1="3.7673in" svg:y1="1.9661in" svg:x2="3.9035in" svg:y2="1.9661in"><text:p/></draw:line><draw:line text:anchor-type="paragraph" draw:z-index="14" draw:style-name="gr3" draw:text-style-name="P1" svg:x1="2.2819in" svg:y1="1.9846in" svg:x2="1.8937in" svg:y2="1.9846in"><text:p/></draw:line><draw:line text:anchor-type="paragraph" draw:z-index="15" draw:style-name="gr3" draw:text-style-name="P1" svg:x1="1.8937in" svg:y1="2.713in" svg:x2="1.8937in" svg:y2="1.9846in"><text:p/></draw:line><draw:line text:anchor-type="paragraph" draw:z-index="16" draw:style-name="gr3" draw:text-style-name="P1" svg:x1="1.8862in" svg:y1="2.9264in" svg:x2="1.8862in" svg:y2="2.8173in"><text:p/></draw:line><draw:line text:anchor-type="paragraph" draw:z-index="17" draw:style-name="gr3" draw:text-style-name="P1" svg:x1="5.0823in" svg:y1="0.7866in" svg:x2="4.6484in" svg:y2="0.7866in"><text:p/></draw:line><draw:custom-shape text:anchor-type="paragraph" draw:z-index="20" draw:style-name="gr7" draw:text-style-name="P1" svg:width="0.1043in" svg:height="0.1043in" svg:x="0.4807in" svg:y="1.13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1" draw:style-name="gr3" draw:text-style-name="P1" svg:x1="0.5228in" svg:y1="1.2421in" svg:x2="0.5228in" svg:y2="3.1457in"><text:p/></draw:line><draw:line text:anchor-type="paragraph" draw:z-index="22" draw:style-name="gr3" draw:text-style-name="P1" svg:x1="1.148in" svg:y1="3.1457in" svg:x2="0.5228in" svg:y2="3.1457in"><text:p/></draw:line><draw:line text:anchor-type="paragraph" draw:z-index="23" draw:style-name="gr3" draw:text-style-name="P1" svg:x1="0.5339in" svg:y1="1.1382in" svg:x2="0.5339in" svg:y2="0.9945in"><text:p/></draw:line><draw:rect text:anchor-type="paragraph" draw:z-index="5" draw:style-name="gr1" draw:text-style-name="P1" svg:width="1.0106in" svg:height="0.3961in" svg:x="3.6366in" svg:y="2.9264in"><text:p text:style-name="P1">Competition</text:p></draw:rect><draw:custom-shape text:anchor-type="paragraph" draw:z-index="25" draw:style-name="gr7" draw:text-style-name="P1" svg:width="0.1043in" svg:height="0.1043in" svg:x="3.4134in" svg:y="3.0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6" draw:style-name="gr3" draw:text-style-name="P1" svg:x1="2.6335in" svg:y1="3.1138in" svg:x2="3.4134in" svg:y2="3.1138in"><text:p/></draw:line><draw:line text:anchor-type="paragraph" draw:z-index="27" draw:style-name="gr3" draw:text-style-name="P1" svg:x1="3.5173in" svg:y1="3.1213in" svg:x2="3.6366in" svg:y2="3.1138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9T19:23:02.18</meta:creation-date>
    <dc:date>2013-02-20T18:39:57.17</dc:date>
    <meta:editing-duration>PT58S</meta:editing-duration>
    <meta:editing-cycles>3</meta:editing-cycles>
    <meta:generator>LibreOffice/4.0.0.3$Windows_x86 LibreOffice_project/7545bee9c2a0782548772a21bc84a9dcc583b89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